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style style:name="P2" style:family="paragraph" style:parent-style-name="HdrContactInfo">
      <style:text-properties officeooo:paragraph-rsid="000be5c5"/>
    </style:style>
    <style:style style:name="P3" style:family="paragraph" style:parent-style-name="Text_20_body">
      <style:paragraph-properties fo:margin-top="0in" fo:margin-bottom="0.0201in" style:contextual-spacing="false"/>
      <style:text-properties officeooo:paragraph-rsid="000dd89e"/>
    </style:style>
    <style:style style:name="P4" style:family="paragraph" style:parent-style-name="Text_20_body">
      <style:paragraph-properties fo:margin-top="0in" fo:margin-bottom="0.0201in" style:contextual-spacing="false"/>
    </style:style>
    <style:style style:name="P5" style:family="paragraph" style:parent-style-name="Text_20_body">
      <style:paragraph-properties fo:margin-top="0in" fo:margin-bottom="0.0201in" style:contextual-spacing="false"/>
      <style:text-properties officeooo:paragraph-rsid="00149df5"/>
    </style:style>
    <style:style style:name="P6" style:family="paragraph" style:parent-style-name="Text_20_body">
      <style:paragraph-properties fo:margin-top="0in" fo:margin-bottom="0.0201in" style:contextual-spacing="false"/>
      <style:text-properties officeooo:paragraph-rsid="00140ca7"/>
    </style:style>
    <style:style style:name="P7" style:family="paragraph" style:parent-style-name="Text_20_body" style:list-style-name="L1">
      <style:paragraph-properties fo:margin-top="0in" fo:margin-bottom="0.0201in" style:contextual-spacing="false"/>
      <style:text-properties officeooo:paragraph-rsid="001182f7"/>
    </style:style>
    <style:style style:name="P8" style:family="paragraph" style:parent-style-name="Text_20_body" style:list-style-name="L1">
      <style:paragraph-properties fo:margin-top="0in" fo:margin-bottom="0.0201in" style:contextual-spacing="false"/>
    </style:style>
    <style:style style:name="P9" style:family="paragraph" style:parent-style-name="Text_20_body" style:list-style-name="L2">
      <style:paragraph-properties fo:margin-top="0in" fo:margin-bottom="0.0201in" style:contextual-spacing="false"/>
    </style:style>
    <style:style style:name="P10" style:family="paragraph" style:parent-style-name="Text_20_body" style:list-style-name="L3">
      <style:paragraph-properties fo:margin-top="0in" fo:margin-bottom="0.0201in" style:contextual-spacing="false"/>
    </style:style>
    <style:style style:name="P11" style:family="paragraph" style:parent-style-name="Text_20_body" style:list-style-name="L4">
      <style:paragraph-properties fo:margin-top="0in" fo:margin-bottom="0.0201in" style:contextual-spacing="false"/>
    </style:style>
    <style:style style:name="P12" style:family="paragraph" style:parent-style-name="Text_20_body" style:list-style-name="L4">
      <style:paragraph-properties fo:margin-top="0in" fo:margin-bottom="0.0201in" style:contextual-spacing="false"/>
      <style:text-properties officeooo:paragraph-rsid="00149d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df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9df5" style:font-style-asian="italic" style:font-style-complex="italic"/>
    </style:style>
    <style:style style:name="T5" style:family="text">
      <style:text-properties officeooo:rsid="0014e076"/>
    </style:style>
    <style:style style:name="T6" style:family="text">
      <style:text-properties officeooo:rsid="0017463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drApplicantName" text:outline-level="1">JAMES LABARRE</text:h>
      <text:p text:style-name="P2">LinkedIn - <text:a xlink:type="simple" xlink:href="https://www.linkedin.com/in/james-labarre-a40a513" text:style-name="Internet_20_link" text:visited-style-name="Visited_20_Internet_20_Link">https://www.linkedin.com/in/james-labarre-a40a513</text:a> </text:p>
      <text:p text:style-name="P2">Pawling, NY, 12564<text:line-break/>845-350-2039<text:line-break/><text:a xlink:type="simple" xlink:href="mailto:j.e.labarre@gmail.com" text:style-name="Internet_20_link" text:visited-style-name="Visited_20_Internet_20_Link">j.e.labarre@gmail.com</text:a> </text:p>
      <text:h text:style-name="HdrJobTitle" text:outline-level="3">SOFTWARE QUALITY ENGINEER, LINUX ENGINEERING</text:h>
      <text:h text:style-name="HdrJobTitle" text:outline-level="3"><text:line-break/>SOFTWARE / HARDWARE / TECHNICAL EXPERIENCE:</text:h>
      <text:p text:style-name="BdyKeywordList">AIX | Ansible | AS/400 | 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/text:p>
      <text:h text:style-name="BdySectionTitle" text:outline-level="4">PROFESSIONAL EXPERIENCE: </text:h>
      <text:p text:style-name="P3"><text:span text:style-name="JobTitle">SOFTWARE QUALITY ENGINEER</text:span> <text:s/>| <text:s/><text:span text:style-name="JobCompany">Red Hat, Inc.</text:span>, <text:s/><text:span text:style-name="JobLocation">Remote </text:span><text:s/>| <text:s/><text:span text:style-name="JobYears">2020-2024</text:span><text:span text:style-name="JobYears"><office:annotation loext:resolved="false"><dc:creator>Unknown Author</dc:creator><dc:date>2025-02-07T15:14:42.135695942</dc:date><text:p text:style-name="Comment">03/2020 – 07/2024</text:p><text:p text:style-name="Comment">03/01/2020 - 07/10/2024</text:p></office:annotation></text:span></text:p>
      <text:list text:style-name="L1">
        <text:list-item>
          <text:p text:style-name="P7"><text:span text:style-name="JobResponsibilities">OpenStack QE test and engineering for MultiArch development (Power8 &amp; Power9)</text:span></text:p>
        </text:list-item>
        <text:list-item>
          <text:p text:style-name="P8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8"><text:span text:style-name="JobResponsibilities">Validated install/configuration documentation posted online for customer evaluation of MultiArch x86_64/ppc64le installations.</text:span></text:p>
        </text:list-item>
        <text:list-item>
          <text:p text:style-name="P8"><text:span text:style-name="JobResponsibilities">Maintained tests and triaged testing failures with OpenStack Hardware Provisioning team</text:span></text:p>
        </text:list-item>
        <text:list-item>
          <text:p text:style-name="P8"><text:span text:style-name="JobResponsibilities">Collaborated with component teams to develop test scenarios for the next generation of Red Hat’s OpenStack (Red Hat OpenStack Services on OpenShift 18.0)</text:span></text:p>
        </text:list-item>
      </text:list>
      <text:p text:style-name="P4"/>
      <text:p text:style-name="P4"><text:span text:style-name="JobTitle">QE SOFTWARE ENGINEERING/TEST (RED HAT)</text:span> <text:s/>| <text:s/><text:span text:style-name="JobCompany">SelectGroup</text:span>, <text:s/><text:span text:style-name="JobLocation">Remote </text:span><text:s/>| <text:s/><text:span text:style-name="JobYears">2017-2020</text:span><text:span text:style-name="JobYears"><office:annotation loext:resolved="false"><dc:creator>Unknown Author</dc:creator><dc:date>2025-02-07T15:08:12.962042043</dc:date><text:p text:style-name="Comment">06/2017 – 03/2020</text:p><text:p text:style-name="Comment">06/12/2017 - 03/01/2020</text:p></office:annotation></text:span></text:p>
      <text:list text:style-name="L2">
        <text:list-item>
          <text:p text:style-name="P9"><text:span text:style-name="JobResponsibilities">OpenStack QE test and engineering for MultiArch development (Power8 &amp; Power9)</text:span></text:p>
        </text:list-item>
        <text:list-item>
          <text:p text:style-name="P9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9"><text:span text:style-name="JobResponsibilities">Validated install/configuration documentation posted online for customer evaluation of MultiArch x86_64/ppc64le installations.</text:span></text:p>
        </text:list-item>
      </text:list>
      <text:p text:style-name="P6"/>
      <text:p text:style-name="P6"><text:span text:style-name="JobTitle">LINUX SYSTEM ADMINISTRATOR (IBM)</text:span> <text:s/>| <text:s/><text:span text:style-name="JobCompany">Collabera</text:span>, <text:s/><text:span text:style-name="JobLocation">Remote </text:span><text:s/>| <text:s/><text:span text:style-name="JobYears">2016-2017</text:span><text:span text:style-name="JobYears"><office:annotation loext:resolved="false"><dc:creator>Unknown Author</dc:creator><dc:date>2025-02-10T11:52:26.924764272</dc:date><text:p text:style-name="Comment">02/2016 – 03/2017</text:p><text:p text:style-name="Comment">02/22/2016 - 03/24/2017</text:p></office:annotation></text:span></text:p>
      <text:list text:style-name="L3">
        <text:list-item>
          <text:p text:style-name="P10">RFS Ring Fence was an IBM-internal staffing group to provide extra/fill-in staffing for other delivery teams at IBM that find themselves short-staffed for impending deliverables.</text:p>
        </text:list-item>
        <text:list-item>
          <text:p text:style-name="P10">Tracked down, analyzed and correct security violations on customer systems</text:p>
        </text:list-item>
        <text:list-item>
          <text:p text:style-name="P10">Assisted development teams as they migrated customer’s Oracle/SAP systems from HP-UX and Solaris to Linux on VMWare ESX.</text:p>
        </text:list-item>
        <text:list-item>
          <text:p text:style-name="P10">Configured, customized and secured servers for customer accounts as new systems came online</text:p>
        </text:list-item>
      </text:list>
      <text:p text:style-name="Text_20_body"/>
      <text:p text:style-name="P4"><text:span text:style-name="JobTitle">CLOUD STORAGE ENGINEER (CISCO)</text:span> <text:s/>| <text:s/><text:span text:style-name="JobCompany">SelectGroup</text:span>, <text:s/><text:span text:style-name="JobLocation">Remote <text:s/></text:span>| <text:s/><text:span text:style-name="JobYears">2015</text:span><text:span text:style-name="JobYears"><office:annotation loext:resolved="false"><dc:creator>Unknown Author</dc:creator><dc:date>2025-02-10T11:56:28.365158065</dc:date><text:p text:style-name="Comment">05/2015 – 08/2015</text:p><text:p text:style-name="Comment">05/28/2015 - 08/21/2015</text:p></office:annotation></text:span></text:p>
      <text:list text:style-name="L4">
        <text:list-item>
          <text:p text:style-name="P11"><text:span text:style-name="JobResponsibilities">QA/test for cloud storage automation group at Cisco</text:span></text:p>
        </text:list-item>
        <text:list-item>
          <text:p text:style-name="P11"><text:span text:style-name="JobResponsibilities">Tested for Ceph and OpenStack for Cisco's cloud systems projects</text:span></text:p>
        </text:list-item>
      </text:list>
      <text:p text:style-name="Text_20_body"/>
      <text:p text:style-name="P4"><text:soft-page-break/><text:span text:style-name="JobTitle">CLOUD ORCHESTRATION AND AUTOMATION (CIGNA) <text:s/></text:span>| <text:s/><text:span text:style-name="JobCompany">TEKsystems</text:span>, <text:s/><text:span text:style-name="JobLocation">Remote</text:span> <text:s/>| <text:s/><text:span text:style-name="JobYears">2014-2015</text:span><text:span text:style-name="JobYears"><office:annotation loext:resolved="false"><dc:creator>Unknown Author</dc:creator><dc:date>2025-02-10T11:58:04.540822106</dc:date><text:p text:style-name="Comment">06/2014 – 04/2015</text:p><text:p text:style-name="Comment">06/16/2014 - 04/17/2015</text:p></office:annotation></text:span></text:p>
      <text:list text:continue-numbering="true" text:style-name="L4">
        <text:list-item>
          <text:p text:style-name="P11">The cloud group's (CPC Engineering) function at<text:span text:style-name="JobResponsibilities">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span></text:p>
        </text:list-item>
        <text:list-item>
          <text:p text:style-name="P11"><text:span text:style-name="JobResponsibilities">Researched &amp; implemented OpenStack (Havana and Icehouse), Ceph (Ceph Enterprise), Puppet, &amp; other opensource resources for the development group at Cigna</text:span></text:p>
        </text:list-item>
        <text:list-item>
          <text:p text:style-name="P11"><text:span text:style-name="JobResponsibilities">Worked with RedHat on troubleshooting &amp; optimizing internal cloud computing solutions.</text:span></text:p>
        </text:list-item>
        <text:list-item>
          <text:p text:style-name="P11"><text:span text:style-name="JobResponsibilities">Built new compute images to be made available for deployment in OpenStack</text:span></text:p>
        </text:list-item>
        <text:list-item>
          <text:p text:style-name="P11"><text:span text:style-name="JobResponsibilities">Had been the initial team member researching &amp; building out Ceph, after which I instructed the rest of the team on the concepts, install procedures and maintenance of Ceph</text:span></text:p>
        </text:list-item>
        <text:list-item>
          <text:p text:style-name="P11"><text:span text:style-name="JobResponsibilities">Managed and re-configured blades and servers hosting our OpenStack and Ceph clusters through the UCS management tools for the Cisco server hardware</text:span></text:p>
        </text:list-item>
        <text:list-item>
          <text:p text:style-name="P11"><text:span text:style-name="JobResponsibilities">We were also working with Sensu, Logstash, Elasticsearch, Graphana, managing a Git host for developer code. Assisted other team members as they were installing, and configuring systems to work with these services</text:span></text:p>
        </text:list-item>
      </text:list>
      <text:p text:style-name="Text_20_body"/>
      <text:p text:style-name="P4"><text:span text:style-name="JobTitle">SERVER SYSTEMS OPERATIONS (IBM)</text:span> <text:s/>| <text:s/><text:span text:style-name="JobCompany">Infinite Computer Solutions</text:span>, <text:s/><text:span text:style-name="JobLocation">Poughkeepsie, NY</text:span> <text:s/>| <text:s/><text:span text:style-name="JobYears">2013</text:span><text:span text:style-name="JobYears"><office:annotation loext:resolved="false"><dc:creator>Unknown Author</dc:creator><dc:date>2025-02-10T12:02:58.376433885</dc:date><text:p text:style-name="Comment">11/2013 – 11/2013</text:p><text:p text:style-name="Comment">11/11/2013 - 11/25/2013</text:p></office:annotation></text:span></text:p>
      <text:list text:continue-numbering="true" text:style-name="L4">
        <text:list-item>
          <text:p text:style-name="P11">Server floor admin for AmerisourceBergen in<text:span text:style-name="JobResponsibilities"> IBM Poughkeepsie data center</text:span></text:p>
        </text:list-item>
        <text:list-item>
          <text:p text:style-name="P11"><text:span text:style-name="JobResponsibilities">Achieved certification for HIPAA before depa</text:span>rtment was drastically reduced in size</text:p>
        </text:list-item>
      </text:list>
      <text:p text:style-name="Text_20_body"/>
      <text:p text:style-name="P4"><text:span text:style-name="JobTitle">SENIOR SYSTEM ADMINISTRATOR (IBM)</text:span> <text:s/>| <text:s/><text:span text:style-name="JobCompany">Collabera</text:span>, <text:span text:style-name="JobLocation">Armonk, <text:s/>NY </text:span><text:s/>| <text:s/><text:span text:style-name="JobYears">2013</text:span><text:span text:style-name="JobYears"><office:annotation loext:resolved="false"><dc:creator>Unknown Author</dc:creator><dc:date>2025-02-10T12:04:53.637741334</dc:date><text:p text:style-name="Comment">03/2013 – 10/2013</text:p><text:p text:style-name="Comment">03/13/2013 - 10/1/2013</text:p></office:annotation></text:span></text:p>
      <text:list text:continue-numbering="true" text:style-name="L4">
        <text:list-item>
          <text:p text:style-name="P11">Senior System Administrator, Wallstreet Systems/Treasury Support (IBM)</text:p>
        </text:list-item>
        <text:list-item>
          <text:p text:style-name="P11">Managed &amp; updated test servers for IBM's Global Business Services/Treasury management</text:p>
        </text:list-item>
        <text:list-item>
          <text:p text:style-name="P11">Provided support for production servers in IBM's Business Services</text:p>
        </text:list-item>
      </text:list>
      <text:p text:style-name="Text_20_body"/>
      <text:p text:style-name="P5"><text:span text:style-name="JobTitle">SYSTEM ADMINISTRATOR, </text:span><text:span text:style-name="JobTitle"><text:span text:style-name="T5">FUNCTIONAL VERIFICATION TEST</text:span></text:span><text:span text:style-name="JobTitle"><text:span text:style-name="T2">,</text:span></text:span><text:span text:style-name="JobTitle"> (IBM)</text:span> <text:s/>| <text:s/><text:span text:style-name="JobCompany">Computer Task Group</text:span>, <text:s/><text:span text:style-name="JobLocation">Poughkeepsie, NY </text:span><text:s/>| <text:s/><text:span text:style-name="JobYears">200</text:span><text:span text:style-name="JobYears"><text:span text:style-name="T2">4</text:span></text:span><text:span text:style-name="JobYears">-2012</text:span><text:span text:style-name="JobYears"><office:annotation loext:resolved="false"><dc:creator>Unknown Author</dc:creator><dc:date>2025-02-10T12:06:48.703307823</dc:date><text:p text:style-name="Comment">08/2004 – 06/2012</text:p></office:annotation></text:span></text:p>
      <text:list text:continue-numbering="true" text:style-name="L4">
        <text:list-item>
          <text:p text:style-name="P12"><text:span text:style-name="JobYears"><text:span text:style-name="T4">SYSTEM ADMINISTRATOR - </text:span></text:span><text:span text:style-name="T2">Capacity on Demand and Benchmark Centers, IBM, </text:span></text:p>
        </text:list-item>
        <text:list-item>
          <text:p text:style-name="P11">Installed &amp; upgraded management nodes and compute clusters (Linux clusters for the most part) for customers on System X for CoD group in Poughkeepsie, NY</text:p>
        </text:list-item>
        <text:list-item>
          <text:p text:style-name="P11">Managed, installed &amp; re-configured System P servers (AIX, SUSE Linux &amp; Red Hat Enterprise Linux).</text:p>
        </text:list-item>
        <text:list-item>
          <text:p text:style-name="P11">Troubleshot software &amp; hardware for management &amp; compute nodes in Linux &amp; Windows computer<text:line-break/></text:p>
        </text:list-item>
        <text:list-item>
          <text:p text:style-name="P12"><text:span text:style-name="T3">FUNCTIONAL VERIFICATION TEST - </text:span>RS/6000-SP systems, Server Group</text:p>
        </text:list-item>
        <text:list-item>
          <text:p text:style-name="P11">Developed &amp; ran verification tests for IB and High-Performance switch (Federation) system.</text:p>
        </text:list-item>
        <text:list-item>
          <text:p text:style-name="P11">Using design documentation &amp; input from developers, performed functional verification testing. <text:s/>Test systems were running AIX 5.x as well as SUSE Linux.</text:p>
        </text:list-item>
        <text:list-item>
          <text:p text:style-name="P11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Text_20_body"/>
      <text:p text:style-name="BdyEducationInfo"><text:span text:style-name="T1">EDUCATION:</text:span> Syracuse University – <text:span text:style-name="T6">Film/TV </text:span>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00%" style:page-number="auto"/>
      <style:text-properties style:font-name="Droid Sans2" fo:font-family="'Droid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drApplicantName" style:family="paragraph" style:parent-style-name="Heading_20_1" style:default-outline-level="" style:list-style-name="">
      <style:paragraph-properties fo:margin-top="0in" fo:margin-bottom="0in" style:contextual-spacing="false"/>
      <style:text-properties style:font-name="Droid Sans1" fo:font-family="'Droid Sans'" style:font-style-name="Bold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drLinkedIn" style:family="paragraph" style:parent-style-name="Text_20_body"/>
    <style:style style:name="HdrContactInfo" style:family="paragraph" style:parent-style-name="Text_20_body" style:master-page-name="">
      <style:paragraph-properties fo:margin-top="0in" fo:margin-bottom="0in" style:contextual-spacing="false" fo:line-height="100%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drJobTitle" style:family="paragraph" style:parent-style-name="Heading_20_3" style:default-outline-level="" style:list-style-name="">
      <style:paragraph-properties fo:margin-top="0in" fo:margin-bottom="0in" style:contextual-spacing="false" fo:line-height="150%"/>
    </style:style>
    <style:style style:name="BdySectionTitle" style:family="paragraph" style:parent-style-name="Heading_20_4" style:default-outline-level="" style:list-style-name="">
      <style:paragraph-properties fo:margin-top="0in" fo:margin-bottom="0in" style:contextual-spacing="false"/>
    </style:style>
    <style:style style:name="BdyEducationInfo" style:family="paragraph" style:parent-style-name="Text_20_body"/>
    <style:style style:name="BdyKeywordList" style:family="paragraph" style:parent-style-name="Text_20_body">
      <style:paragraph-properties fo:margin-top="0in" fo:margin-bottom="0.1799in" style:contextual-spacing="false" fo:line-height="100%"/>
      <style:text-properties fo:font-size="10.5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JobResponsibilities" style:family="paragraph" style:parent-style-name="List_20_Contents" style:list-style-name="LstJobResponsibilities" style:master-page-name="">
      <style:paragraph-properties fo:margin-left="0.2201in" fo:margin-right="0in" fo:keep-together="always" fo:text-indent="0in" style:auto-text-indent="false" style:page-number="auto">
        <style:tab-stops/>
      </style:paragraph-properties>
      <style:text-properties style:font-name="Droid Sans2" fo:font-family="'Droid Sans'" style:font-style-name="Regular" style:font-family-generic="swiss" style:font-pitch="variable" fo:font-size="11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odyCharacterText" style:family="text">
      <style:text-properties style:font-name="Droid Sans2" fo:font-family="'Droid Sans'" style:font-style-name="Regular" style:font-family-generic="swiss" style:font-pitch="variable"/>
    </style:style>
    <style:style style:name="JobTitle" style:family="text" style:parent-style-name="BodyCharacterText">
      <style:text-properties fo:font-weight="bold"/>
    </style:style>
    <style:style style:name="JobCompany" style:family="text" style:parent-style-name="BodyCharacterText">
      <style:text-properties fo:font-style="italic"/>
    </style:style>
    <style:style style:name="JobLocation" style:family="text" style:parent-style-name="BodyCharacterText"/>
    <style:style style:name="JobYears" style:family="text" style:parent-style-name="BodyCharacter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JobResponsibilities" style:family="text" style:parent-style-name="BodyCharacter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stJobResponsibilitie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0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page-layout style:name="Mpm1">
      <style:page-layout-properties fo:page-width="8.5in" fo:page-height="11in" style:num-format="1" style:print-orientation="portrait" fo:margin-top="0.55in" fo:margin-bottom="0.6598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2</text:page-count><text:tab/>Resume – James LaBarre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59:47.437216366</meta:creation-date>
    <dc:date>2025-03-24T10:19:49.730704728</dc:date>
    <meta:editing-duration>PT3H15M17S</meta:editing-duration>
    <meta:editing-cycles>14</meta:editing-cycles>
    <meta:generator>LibreOffice/24.2.7.2$Linux_X86_64 LibreOffice_project/420$Build-2</meta:generator>
    <meta:print-date>2025-03-24T10:12:46.283153510</meta:print-date>
    <meta:printed-by>PDF files: James LaBarre</meta:printed-by>
    <dc:description>AIX, Ansible, AS/400, Automation, Bugzilla, CD-ROM mastering, Ceph, Debian, desktop, EDI, Fedora, Git, HotMedia, IBM High-Performance Switch (SP3 &amp; Federation), IBM Power, Jenkins, laptop, Linux, Linux Mint, Lotus Notes, Macintosh/MacOS X, Microsoft Office , Microsoft Windows, multimedia, NetWare, OpenOffice/LibreOffice, OpenStack, OS/2, ppc64le, pSeries, QEMU, quality engineering, RedHat, RHEL, RS/6000, scripting, Servers, shell scripting, software test, Solaris, Systems Administration, troubleshooting, Ubuntu, VirtualBox, virtualization, VMWare</dc:description>
    <meta:keyword>AIX</meta:keyword>
    <meta:keyword>Ansible</meta:keyword>
    <meta:keyword>AS/400</meta:keyword>
    <meta:keyword>Automation</meta:keyword>
    <meta:keyword>Bugzilla</meta:keyword>
    <meta:keyword>CD-ROM mastering</meta:keyword>
    <meta:keyword>Ceph</meta:keyword>
    <meta:keyword>Debian</meta:keyword>
    <meta:keyword>desktop</meta:keyword>
    <meta:keyword>EDI</meta:keyword>
    <meta:keyword>Fedora</meta:keyword>
    <meta:keyword>Git</meta:keyword>
    <meta:keyword>HotMedia</meta:keyword>
    <meta:keyword>IBM High-Performance Switch (SP3 &amp; Federation)</meta:keyword>
    <meta:keyword>IBM Power</meta:keyword>
    <meta:keyword>Jenkins</meta:keyword>
    <meta:keyword>laptop</meta:keyword>
    <meta:keyword>Linux</meta:keyword>
    <meta:keyword>Linux Mint</meta:keyword>
    <meta:keyword>Lotus Notes</meta:keyword>
    <meta:keyword>Macintosh/MacOS X</meta:keyword>
    <meta:keyword>Microsoft Office</meta:keyword>
    <meta:keyword>Microsoft Windows</meta:keyword>
    <meta:keyword>multimedia</meta:keyword>
    <meta:keyword>NetWare</meta:keyword>
    <meta:keyword>OpenOffice/LibreOffice</meta:keyword>
    <meta:keyword>OpenStack</meta:keyword>
    <meta:keyword>OS/2</meta:keyword>
    <meta:keyword>ppc64le</meta:keyword>
    <meta:keyword>pSeries</meta:keyword>
    <meta:keyword>QEMU</meta:keyword>
    <meta:keyword>quality engineering</meta:keyword>
    <meta:keyword>RedHat</meta:keyword>
    <meta:keyword>RHEL</meta:keyword>
    <meta:keyword>RS/6000</meta:keyword>
    <meta:keyword>scripting</meta:keyword>
    <meta:keyword>Servers</meta:keyword>
    <meta:keyword>shell scripting</meta:keyword>
    <meta:keyword>software test</meta:keyword>
    <meta:keyword>Solaris</meta:keyword>
    <meta:keyword>Systems Administration</meta:keyword>
    <meta:keyword>troubleshooting</meta:keyword>
    <meta:keyword>Ubuntu</meta:keyword>
    <meta:keyword>VirtualBox</meta:keyword>
    <meta:keyword>virtualization</meta:keyword>
    <meta:keyword>VMWare</meta:keyword>
    <dc:contributor>James LaBarre</dc:contributor>
    <dc:publisher>James LaBarre</dc:publisher>
    <dc:subject>resume</dc:subject>
    <dc:title>James LaBarre resume</dc:title>
    <dc:creator>James LaBarre</dc:creator>
    <meta:document-statistic meta:table-count="0" meta:image-count="0" meta:object-count="0" meta:page-count="2" meta:paragraph-count="51" meta:word-count="848" meta:character-count="5717" meta:non-whitespace-character-count="4902"/>
    <meta:user-defined meta:name="Email">j.e.labarre@gmail.com</meta:user-defined>
    <meta:user-defined meta:name="LinkedIn_URL">https://www.linkedin.com/in/james-labarre-a40a513</meta:user-defined>
    <meta:user-defined meta:name="Owner">James LaBarre</meta:user-defined>
  </office:meta>
</office:document-meta>
</file>